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61d22"/>
    </style:style>
    <style:style style:name="P14" style:family="paragraph" style:parent-style-name="Header">
      <style:text-properties fo:font-size="14pt" style:font-size-asian="14pt" style:font-size-complex="14pt"/>
    </style:style>
    <style:style style:name="P15" style:family="paragraph" style:parent-style-name="Header">
      <style:paragraph-properties fo:text-align="end" style:justify-single-word="false"/>
      <style:text-properties fo:font-size="12pt" style:font-size-asian="12pt" style:font-size-complex="12pt"/>
    </style:style>
    <style:style style:name="P16" style:family="paragraph" style:parent-style-name="Header">
      <style:text-properties fo:font-size="3pt" style:font-size-asian="4pt" style:font-size-complex="4pt"/>
    </style:style>
    <style:style style:name="P17" style:family="paragraph" style:parent-style-name="Standard">
      <style:text-properties fo:font-size="2pt" style:font-size-asian="2pt" style:font-size-complex="2pt"/>
    </style:style>
    <style:style style:name="P18" style:family="paragraph" style:parent-style-name="Standard">
      <style:text-properties fo:font-size="6pt" style:font-size-asian="6pt" style:font-size-complex="6pt"/>
    </style:style>
    <style:style style:name="P19"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0"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1"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officeooo:paragraph-rsid="0053f0c5"/>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Exo_5f_Num" style:master-page-name="_5f_Fiche_20_éditeur_20_série_20_2_20_une_20_colonne_20_impaire_20__28_G_29_">
      <style:paragraph-properties fo:margin-top="0.4cm" fo:margin-bottom="0.101cm" loext:contextual-spacing="false" style:page-number="80" fo:break-before="auto" fo:break-after="auto"/>
      <style:text-properties officeooo:paragraph-rsid="006294d3"/>
    </style:style>
    <style:style style:name="P28" style:family="paragraph" style:parent-style-name="Exo_5f_Num">
      <style:paragraph-properties fo:margin-top="0.101cm" fo:margin-bottom="0cm" loext:contextual-spacing="false"/>
      <style:text-properties officeooo:rsid="006294d3" officeooo:paragraph-rsid="006294d3"/>
    </style:style>
    <style:style style:name="P29" style:family="paragraph" style:parent-style-name="Exo_5f_Num" style:list-style-name="Num_5f_Exo">
      <style:paragraph-properties fo:margin-top="0.101cm" fo:margin-bottom="0cm" loext:contextual-spacing="false"/>
      <style:text-properties officeooo:paragraph-rsid="0071a753"/>
    </style:style>
    <style:style style:name="P30" style:family="paragraph" style:parent-style-name="Exo_5f_Num" style:list-style-name="Num_5f_Exo">
      <style:paragraph-properties fo:margin-top="0.101cm" fo:margin-bottom="0cm" loext:contextual-spacing="false"/>
      <style:text-properties officeooo:paragraph-rsid="006e73af"/>
    </style:style>
    <style:style style:name="P31" style:family="paragraph" style:parent-style-name="Exo_5f_Num" style:list-style-name="Num_5f_Exo">
      <style:paragraph-properties fo:margin-top="0.101cm" fo:margin-bottom="0cm" loext:contextual-spacing="false"/>
      <style:text-properties officeooo:rsid="0069809b" officeooo:paragraph-rsid="006e73af"/>
    </style:style>
    <style:style style:name="P32" style:family="paragraph" style:parent-style-name="Exo_5f_Num">
      <style:paragraph-properties fo:margin-top="0.651cm" fo:margin-bottom="0.101cm" loext:contextual-spacing="false"/>
      <style:text-properties officeooo:paragraph-rsid="006294d3"/>
    </style:style>
    <style:style style:name="P33" style:family="paragraph" style:parent-style-name="Exo_5f_Num">
      <style:paragraph-properties fo:margin-top="0.651cm" fo:margin-bottom="0.101cm" loext:contextual-spacing="false"/>
      <style:text-properties officeooo:paragraph-rsid="00647498"/>
    </style:style>
    <style:style style:name="P34" style:family="paragraph" style:parent-style-name="Exo_5f_Num">
      <style:paragraph-properties fo:margin-top="0.651cm" fo:margin-bottom="0cm" loext:contextual-spacing="false"/>
      <style:text-properties officeooo:paragraph-rsid="006e73af"/>
    </style:style>
    <style:style style:name="P35" style:family="paragraph" style:parent-style-name="Exo_5f_Num" style:list-style-name="Num_5f_Exo">
      <style:paragraph-properties fo:margin-top="0.101cm" fo:margin-bottom="0.101cm" loext:contextual-spacing="false"/>
      <style:text-properties officeooo:rsid="00647498" officeooo:paragraph-rsid="006e73af"/>
    </style:style>
    <style:style style:name="P36" style:family="paragraph" style:parent-style-name="Exo_5f_Num" style:list-style-name="Num_5f_Exo">
      <style:paragraph-properties fo:margin-top="0.101cm" fo:margin-bottom="0.101cm" loext:contextual-spacing="false"/>
      <style:text-properties officeooo:rsid="00653cda" officeooo:paragraph-rsid="006e73af"/>
    </style:style>
    <style:style style:name="P37" style:family="paragraph" style:parent-style-name="Exo_5f_Num">
      <style:paragraph-properties fo:margin-top="0.6cm" fo:margin-bottom="0.101cm" loext:contextual-spacing="false"/>
      <style:text-properties officeooo:paragraph-rsid="00700972"/>
    </style:style>
    <style:style style:name="P38" style:family="paragraph" style:parent-style-name="Exo_5f_Num">
      <style:paragraph-properties fo:margin-top="0.52cm" fo:margin-bottom="0cm" loext:contextual-spacing="false"/>
    </style:style>
    <style:style style:name="P39" style:family="paragraph" style:parent-style-name="Exo_5f_Num" style:list-style-name="Num_5f_Exo">
      <style:paragraph-properties fo:margin-top="0.52cm" fo:margin-bottom="0cm" loext:contextual-spacing="false"/>
      <style:text-properties officeooo:paragraph-rsid="0069809b"/>
    </style:style>
    <style:style style:name="P40" style:family="paragraph" style:parent-style-name="Exo_5f_Num" style:list-style-name="Num_5f_Exo">
      <style:paragraph-properties fo:margin-top="0.52cm" fo:margin-bottom="0cm" loext:contextual-spacing="false" fo:line-height="100%"/>
      <style:text-properties officeooo:paragraph-rsid="006e73af"/>
    </style:style>
    <style:style style:name="P41" style:family="paragraph" style:parent-style-name="Exo_5f_Num" style:list-style-name="Num_5f_Exo">
      <style:paragraph-properties fo:margin-top="0cm" fo:margin-bottom="0cm" loext:contextual-spacing="false"/>
      <style:text-properties officeooo:paragraph-rsid="006e73af"/>
    </style:style>
    <style:style style:name="P42" style:family="paragraph" style:parent-style-name="Exo_5f_Num" style:list-style-name="Num_5f_Exo">
      <style:paragraph-properties fo:margin-top="0cm" fo:margin-bottom="0cm" loext:contextual-spacing="false" style:line-height-at-least="0.706cm">
        <style:tab-stops>
          <style:tab-stop style:position="9.2cm" style:type="right" style:leader-style="dotted" style:leader-text="."/>
        </style:tab-stops>
      </style:paragraph-properties>
      <style:text-properties officeooo:paragraph-rsid="00758c8f"/>
    </style:style>
    <style:style style:name="P43" style:family="paragraph" style:parent-style-name="FILET_5f_POINTILLES" style:list-style-name="Num_5f_Exo">
      <style:text-properties style:text-position="0% 100%" style:font-name="Bitstream Vera Sans4" fo:font-size="10pt" fo:font-style="normal" style:text-underline-style="none" fo:font-weight="normal" officeooo:paragraph-rsid="0066b5f8" style:font-name-asian="OpenSymbol" style:font-size-asian="10pt" style:font-style-asian="normal" style:font-weight-asian="normal" style:font-name-complex="OpenSymbol" style:font-size-complex="10pt" style:font-style-complex="normal" style:font-weight-complex="normal"/>
    </style:style>
    <style:style style:name="P44" style:family="paragraph" style:parent-style-name="FILET_5f_POINTILLES" style:list-style-name="Num_5f_Exo">
      <style:paragraph-properties fo:margin-top="0cm" fo:margin-bottom="0cm" loext:contextual-spacing="false"/>
      <style:text-properties style:text-position="0% 100%" style:font-name="Bitstream Vera Sans4" fo:font-size="10pt" fo:font-style="normal" officeooo:paragraph-rsid="0071a753" style:font-name-asian="OpenSymbol" style:font-size-asian="10pt" style:font-style-asian="normal" style:font-name-complex="OpenSymbol" style:font-size-complex="10pt" style:font-style-complex="normal"/>
    </style:style>
    <style:style style:name="P45" style:family="paragraph" style:parent-style-name="FILET_5f_POINTILLES" style:list-style-name="Num_5f_Exo">
      <style:paragraph-properties fo:margin-top="0cm" fo:margin-bottom="0cm" loext:contextual-spacing="false"/>
      <style:text-properties style:text-position="0% 100%" style:font-name="Bitstream Vera Sans4" fo:font-size="10pt" fo:font-style="normal" officeooo:paragraph-rsid="00653cda" style:font-name-asian="OpenSymbol" style:font-size-asian="10pt" style:font-style-asian="normal" style:font-name-complex="OpenSymbol" style:font-size-complex="10pt" style:font-style-complex="normal"/>
    </style:style>
    <style:style style:name="P46" style:family="paragraph" style:parent-style-name="FILET_5f_POINTILLES" style:list-style-name="Num_5f_Exo">
      <style:paragraph-properties fo:margin-top="0cm" fo:margin-bottom="0cm" loext:contextual-spacing="false"/>
      <style:text-properties style:text-position="0% 100%" style:font-name="Bitstream Vera Sans4" fo:font-size="10pt" fo:font-style="normal" officeooo:paragraph-rsid="006af261" style:font-name-asian="OpenSymbol" style:font-size-asian="10pt" style:font-style-asian="normal" style:font-name-complex="OpenSymbol" style:font-size-complex="10pt" style:font-style-complex="normal"/>
    </style:style>
    <style:style style:name="P47" style:family="paragraph" style:parent-style-name="FILET_5f_POINTILLES" style:list-style-name="Num_5f_Exo">
      <style:paragraph-properties fo:margin-top="0cm" fo:margin-bottom="0cm" loext:contextual-spacing="false" style:line-height-at-least="0.706cm"/>
      <style:text-properties style:text-position="0% 100%" style:font-name="Bitstream Vera Sans4" fo:font-size="10pt" fo:font-style="normal" officeooo:paragraph-rsid="006af261" style:font-name-asian="OpenSymbol" style:font-size-asian="10pt" style:font-style-asian="normal" style:font-name-complex="OpenSymbol" style:font-size-complex="10pt" style:font-style-complex="normal"/>
    </style:style>
    <style:style style:name="P48" style:family="paragraph" style:parent-style-name="FILET_5f_POINTILLES" style:list-style-name="liste_5f_abc">
      <style:paragraph-properties fo:margin-top="0cm" fo:margin-bottom="0cm" loext:contextual-spacing="false"/>
      <style:text-properties style:text-position="0% 100%" style:font-name="Bitstream Vera Sans4" fo:font-size="10pt" fo:font-style="normal" officeooo:paragraph-rsid="0070d18b" style:font-name-asian="OpenSymbol" style:font-size-asian="10pt" style:font-style-asian="normal" style:font-name-complex="OpenSymbol" style:font-size-complex="10pt" style:font-style-complex="normal"/>
    </style:style>
    <style:style style:name="P49" style:family="paragraph" style:parent-style-name="FILET_5f_POINTILLES" style:list-style-name="Num_5f_Exo">
      <style:paragraph-properties fo:margin-top="0cm" fo:margin-bottom="0cm" loext:contextual-spacing="false"/>
      <style:text-properties style:text-position="0% 100%" style:font-name="Bitstream Vera Sans4" fo:font-size="10pt" fo:font-style="normal" style:text-underline-style="none" fo:font-weight="normal" officeooo:paragraph-rsid="0066b5f8" style:font-name-asian="OpenSymbol" style:font-size-asian="10pt" style:font-style-asian="normal" style:font-weight-asian="normal" style:font-name-complex="OpenSymbol" style:font-size-complex="10pt" style:font-style-complex="normal" style:font-weight-complex="normal"/>
    </style:style>
    <style:style style:name="P50" style:family="paragraph" style:parent-style-name="FILET_5f_POINTILLES" style:list-style-name="liste_5f_abc">
      <style:paragraph-properties fo:margin-top="0cm" fo:margin-bottom="0cm" loext:contextual-spacing="false"/>
      <style:text-properties fo:color="#000000" style:text-position="0% 100%" style:font-name="Bitstream Vera Sans4" fo:font-size="10pt" fo:font-style="normal" fo:font-weight="normal" officeooo:paragraph-rsid="0070d18b" style:font-name-asian="OpenSymbol" style:font-size-asian="10pt" style:font-style-asian="normal" style:font-name-complex="OpenSymbol" style:font-size-complex="10pt" style:font-style-complex="normal"/>
    </style:style>
    <style:style style:name="P51" style:family="paragraph" style:parent-style-name="Standard" style:list-style-name="Num_5f_Exo">
      <style:paragraph-properties fo:margin-top="0.52cm" fo:margin-bottom="0cm" loext:contextual-spacing="false" fo:line-height="100%"/>
      <style:text-properties officeooo:paragraph-rsid="006e73af"/>
    </style:style>
    <style:style style:name="P52" style:family="paragraph" style:parent-style-name="_5f_Paragraphe_20_livret_20_" style:list-style-name="L1" style:master-page-name="">
      <loext:graphic-properties draw:fill="none"/>
      <style:paragraph-properties fo:margin-left="0cm" fo:margin-right="0cm" fo:margin-top="0cm" fo:margin-bottom="0cm" loext:contextual-spacing="false" style:line-height-at-least="0.706cm" fo:text-align="justify" style:justify-single-word="false" fo:text-indent="-0.6cm" style:auto-text-indent="false" style:page-number="auto" fo:background-color="transparent" style:shadow="none">
        <style:tab-stops/>
      </style:paragraph-properties>
      <style:text-properties officeooo:paragraph-rsid="00758c8f"/>
    </style:style>
    <style:style style:name="P53" style:family="paragraph" style:parent-style-name="_5f_Paragraphe_20_livret_20_" style:list-style-name="L1">
      <loext:graphic-properties draw:fill="none"/>
      <style:paragraph-properties fo:margin-left="0cm" fo:margin-right="0cm" fo:margin-top="0cm" fo:margin-bottom="0cm" loext:contextual-spacing="false" style:line-height-at-least="0.706cm" fo:text-align="justify" style:justify-single-word="false" fo:text-indent="-0.6cm" style:auto-text-indent="false" fo:background-color="transparent" style:shadow="none">
        <style:tab-stops/>
      </style:paragraph-properties>
      <style:text-properties officeooo:paragraph-rsid="00758c8f"/>
    </style:style>
    <style:style style:name="P54" style:family="paragraph" style:parent-style-name="_5f_Paragraphe_20_livret_20_" style:list-style-name="L1">
      <loext:graphic-properties draw:fill="none"/>
      <style:paragraph-properties fo:margin-left="0cm" fo:margin-right="0cm" fo:margin-top="0.3cm" fo:margin-bottom="0cm" loext:contextual-spacing="false" fo:line-height="100%" fo:text-align="justify" style:justify-single-word="false" fo:text-indent="-0.6cm" style:auto-text-indent="false" fo:background-color="transparent" style:shadow="none">
        <style:tab-stops>
          <style:tab-stop style:position="4.5cm" style:type="right" style:leader-style="dotted" style:leader-text="."/>
        </style:tab-stops>
      </style:paragraph-properties>
      <style:text-properties officeooo:paragraph-rsid="00758c8f"/>
    </style:style>
    <style:style style:name="P55" style:family="paragraph" style:parent-style-name="_5f_Paragraphe_20_livret_20_" style:list-style-name="L1" style:master-page-name="">
      <loext:graphic-properties draw:fill="none"/>
      <style:paragraph-properties fo:margin-left="0cm" fo:margin-right="0cm" fo:margin-top="0.27cm" fo:margin-bottom="0cm" loext:contextual-spacing="false" fo:line-height="100%" fo:text-align="justify" style:justify-single-word="false" fo:text-indent="-0.6cm" style:auto-text-indent="false" style:page-number="auto" fo:background-color="transparent" style:shadow="none">
        <style:tab-stops>
          <style:tab-stop style:position="4.5cm" style:type="right" style:leader-style="dotted" style:leader-text="."/>
        </style:tab-stops>
      </style:paragraph-properties>
      <style:text-properties officeooo:paragraph-rsid="00758c8f"/>
    </style:style>
    <style:style style:name="P56" style:family="paragraph" style:parent-style-name="_5f_Paragraphe_20_livret_20_" style:list-style-name="L2" style:master-page-name="">
      <loext:graphic-properties draw:fill="none"/>
      <style:paragraph-properties fo:margin-left="0cm" fo:margin-right="0cm" fo:margin-top="0cm" fo:margin-bottom="0cm" loext:contextual-spacing="false" style:line-height-at-least="0.706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758c8f"/>
    </style:style>
    <style:style style:name="P57" style:family="paragraph" style:parent-style-name="_5f_Paragraphe_20_livret_20_" style:list-style-name="L2">
      <loext:graphic-properties draw:fill="none"/>
      <style:paragraph-properties fo:margin-left="0cm" fo:margin-right="0cm" fo:margin-top="0cm" fo:margin-bottom="0cm" loext:contextual-spacing="false" style:line-height-at-least="0.706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758c8f"/>
    </style:style>
    <style:style style:name="P58" style:family="paragraph" style:parent-style-name="_5f_Paragraphe_20_livret_20_" style:list-style-name="liste_5f_abc">
      <style:paragraph-properties fo:margin-top="0cm" fo:margin-bottom="0cm" loext:contextual-spacing="false" style:line-height-at-least="0.706cm">
        <style:tab-stops>
          <style:tab-stop style:position="9.2cm" style:type="right" style:leader-style="dotted" style:leader-text="."/>
        </style:tab-stops>
      </style:paragraph-properties>
      <style:text-properties officeooo:paragraph-rsid="00758c8f"/>
    </style:style>
    <style:style style:name="P59" style:family="paragraph" style:parent-style-name="_5f_Paragraphe_20_livret_20_" style:list-style-name="Num_5f_Exo">
      <style:paragraph-properties fo:margin-top="0cm" fo:margin-bottom="0cm" loext:contextual-spacing="false" style:line-height-at-least="0.706cm">
        <style:tab-stops>
          <style:tab-stop style:position="9.2cm" style:type="right" style:leader-style="dotted" style:leader-text="."/>
        </style:tab-stops>
      </style:paragraph-properties>
      <style:text-properties officeooo:paragraph-rsid="00758c8f"/>
    </style:style>
    <style:style style:name="P60" style:family="paragraph" style:parent-style-name="_5f_Paragraphe_20_livret_20_" style:list-style-name="liste_5f_abc">
      <style:paragraph-properties fo:margin-top="0.101cm" fo:margin-bottom="0cm" loext:contextual-spacing="false"/>
      <style:text-properties fo:color="#000000" style:font-name="Bitstream Vera Sans4" fo:font-size="10pt" fo:font-style="normal" fo:font-weight="normal" officeooo:rsid="0070d18b" officeooo:paragraph-rsid="0070d18b" style:font-size-asian="10pt" style:font-style-asian="normal" style:font-size-complex="10pt" style:font-style-complex="normal"/>
    </style:style>
    <style:style style:name="P61" style:family="paragraph" style:parent-style-name="_5f_Pied_20_de_20_page" style:list-style-name=""/>
    <style:style style:name="P62" style:family="paragraph" style:parent-style-name="_5f_Pied_20_de_20_page" style:list-style-name="">
      <style:paragraph-properties fo:text-align="end" style:justify-single-word="false"/>
    </style:style>
    <style:style style:name="P63" style:family="paragraph" style:parent-style-name="_5f_Pied_20_de_20_page">
      <style:paragraph-properties fo:text-align="end" style:justify-single-word="false"/>
    </style:style>
    <style:style style:name="P6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5" style:family="paragraph">
      <style:paragraph-properties fo:text-align="center"/>
    </style:style>
    <style:style style:name="P6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text-align="center" style:writing-mode="lr-tb"/>
      <style:text-properties fo:color="#ffffff" style:font-name="Bitstream Vera Sans4" fo:font-size="16pt" fo:font-weight="bold" style:font-size-asian="16pt" style:font-weight-asian="bold" style:font-size-complex="16pt" style:font-weight-complex="bold"/>
    </style:style>
    <style:style style:name="P68" style:family="paragraph">
      <loext:graphic-properties draw:fill="solid" draw:fill-color="#7fb241"/>
    </style:style>
    <style:style style:name="T1" style:family="text">
      <style:text-properties fo:font-variant="small-caps"/>
    </style:style>
    <style:style style:name="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language="zxx" fo:country="none" officeooo:rsid="0053f0c5" style:language-asian="zxx" style:country-asian="none"/>
    </style:style>
    <style:style style:name="T6" style:family="text">
      <style:text-properties fo:font-variant="normal" fo:text-transform="none" fo:color="#7fb241" style:font-name="Bitstream Vera Sans4" fo:font-size="16pt" fo:language="zxx" fo:country="none" fo:font-style="normal" fo:text-shadow="none" fo:font-weight="bold" officeooo:rsid="0053f0c5" style:font-size-asian="16pt" style:language-asian="zxx" style:country-asian="none" style:font-style-asian="normal" style:font-size-complex="16pt" style:font-style-complex="normal"/>
    </style:style>
    <style:style style:name="T7" style:family="text">
      <style:text-properties fo:font-variant="normal" fo:text-transform="none" fo:color="#7fb241" style:font-name="Bitstream Vera Sans4" fo:font-size="16pt" fo:language="zxx" fo:country="none" fo:font-style="normal" fo:text-shadow="none" fo:font-weight="bold" officeooo:rsid="005f8cc2" style:font-size-asian="16pt" style:language-asian="zxx" style:country-asian="none" style:font-style-asian="normal" style:font-size-complex="16pt" style:font-style-complex="normal"/>
    </style:style>
    <style:style style:name="T8" style:family="text">
      <style:text-properties officeooo:rsid="00546213"/>
    </style:style>
    <style:style style:name="T9" style:family="text">
      <style:text-properties officeooo:rsid="00261d22"/>
    </style:style>
    <style:style style:name="T10" style:family="text">
      <style:text-properties style:text-position="super 58%" style:font-name="Bitstream Vera Sans4" fo:font-size="10pt" fo:font-style="normal" style:text-underline-style="none" fo:font-weight="normal" officeooo:rsid="005cf126" style:font-name-asian="OpenSymbol" style:font-size-asian="10pt" style:font-style-asian="normal" style:font-weight-asian="normal" style:font-name-complex="OpenSymbol" style:font-size-complex="10pt" style:font-style-complex="normal" style:font-weight-complex="normal"/>
    </style:style>
    <style:style style:name="T11" style:family="text">
      <style:text-properties style:text-position="super 58%" style:font-name="Bitstream Vera Sans4" fo:font-size="10pt" fo:font-style="normal" style:text-underline-style="none" fo:font-weight="normal" officeooo:rsid="006af261" style:font-name-asian="OpenSymbol" style:font-size-asian="10pt" style:font-style-asian="normal" style:font-weight-asian="normal" style:font-name-complex="OpenSymbol" style:font-size-complex="10pt" style:font-style-complex="normal" style:font-weight-complex="normal"/>
    </style:style>
    <style:style style:name="T12" style:family="text">
      <style:text-properties style:text-position="super 58%" style:font-name="Bitstream Vera Sans4" fo:font-size="10pt" fo:font-style="normal" style:text-underline-style="none" fo:font-weight="normal" officeooo:rsid="0066b5f8" style:font-name-asian="OpenSymbol" style:font-size-asian="10pt" style:font-style-asian="normal" style:font-weight-asian="normal" style:font-name-complex="OpenSymbol" style:font-size-complex="10pt" style:font-style-complex="normal" style:font-weight-complex="normal"/>
    </style:style>
    <style:style style:name="T13" style:family="text">
      <style:text-properties style:text-position="0% 100%" style:font-name="Bitstream Vera Sans4"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14" style:family="text">
      <style:text-properties style:text-position="0% 100%" style:font-name="Bitstream Vera Sans4" fo:font-size="10pt" fo:font-style="normal" style:text-underline-style="none" fo:font-weight="normal" officeooo:rsid="005fe358" style:font-name-asian="OpenSymbol" style:font-size-asian="10pt" style:font-style-asian="normal" style:font-weight-asian="normal" style:font-name-complex="OpenSymbol" style:font-size-complex="10pt" style:font-style-complex="normal" style:font-weight-complex="normal"/>
    </style:style>
    <style:style style:name="T15" style:family="text">
      <style:text-properties style:text-position="0% 100%" style:font-name="Bitstream Vera Sans4" fo:font-size="10pt" fo:font-style="normal" style:text-underline-style="none" fo:font-weight="normal" officeooo:rsid="0061794e" style:font-name-asian="OpenSymbol" style:font-size-asian="10pt" style:font-style-asian="normal" style:font-weight-asian="normal" style:font-name-complex="OpenSymbol" style:font-size-complex="10pt" style:font-style-complex="normal" style:font-weight-complex="normal"/>
    </style:style>
    <style:style style:name="T16" style:family="text">
      <style:text-properties style:text-position="0% 100%" style:font-name="Bitstream Vera Sans4" fo:font-size="10pt" fo:font-style="normal" style:text-underline-style="none" fo:font-weight="normal" officeooo:rsid="006294d3" style:font-name-asian="OpenSymbol" style:font-size-asian="10pt" style:font-style-asian="normal" style:font-weight-asian="normal" style:font-name-complex="OpenSymbol" style:font-size-complex="10pt" style:font-style-complex="normal" style:font-weight-complex="normal"/>
    </style:style>
    <style:style style:name="T17" style:family="text">
      <style:text-properties style:text-position="0% 100%" style:font-name="Bitstream Vera Sans4" fo:font-size="10pt" fo:font-style="normal" style:text-underline-style="none" fo:font-weight="normal" officeooo:rsid="00647498" style:font-name-asian="OpenSymbol" style:font-size-asian="10pt" style:font-style-asian="normal" style:font-weight-asian="normal" style:font-name-complex="OpenSymbol" style:font-size-complex="10pt" style:font-style-complex="normal" style:font-weight-complex="normal"/>
    </style:style>
    <style:style style:name="T18" style:family="text">
      <style:text-properties style:text-position="0% 100%" style:font-name="Bitstream Vera Sans4" fo:font-size="10pt" fo:font-style="normal" style:text-underline-style="none" fo:font-weight="normal" officeooo:rsid="00653cda" style:font-name-asian="OpenSymbol" style:font-size-asian="10pt" style:font-style-asian="normal" style:font-weight-asian="normal" style:font-name-complex="OpenSymbol" style:font-size-complex="10pt" style:font-style-complex="normal" style:font-weight-complex="normal"/>
    </style:style>
    <style:style style:name="T19" style:family="text">
      <style:text-properties style:text-position="0% 100%" style:font-name="Bitstream Vera Sans4" fo:font-size="10pt" fo:font-style="normal" style:text-underline-style="none" fo:font-weight="normal" officeooo:rsid="006af261" style:font-name-asian="OpenSymbol" style:font-size-asian="10pt" style:font-style-asian="normal" style:font-weight-asian="normal" style:font-name-complex="OpenSymbol" style:font-size-complex="10pt" style:font-style-complex="normal" style:font-weight-complex="normal"/>
    </style:style>
    <style:style style:name="T20" style:family="text">
      <style:text-properties style:text-position="0% 100%" style:font-name="Bitstream Vera Sans4" fo:font-size="10pt" fo:font-style="normal" style:text-underline-style="none" fo:font-weight="normal" officeooo:rsid="0066b5f8" style:font-name-asian="OpenSymbol" style:font-size-asian="10pt" style:font-style-asian="normal" style:font-weight-asian="normal" style:font-name-complex="OpenSymbol" style:font-size-complex="10pt" style:font-style-complex="normal" style:font-weight-complex="normal"/>
    </style:style>
    <style:style style:name="T21" style:family="text">
      <style:text-properties style:text-position="0% 100%" style:text-underline-style="none" fo:font-weight="normal" officeooo:rsid="0061794e" style:font-name-asian="OpenSymbol" style:font-size-asian="10pt" style:font-style-asian="normal" style:font-weight-asian="normal" style:font-name-complex="OpenSymbol" style:font-size-complex="10pt" style:font-style-complex="normal" style:font-weight-complex="normal"/>
    </style:style>
    <style:style style:name="T22" style:family="text">
      <style:text-properties style:text-position="0% 100%" style:text-underline-style="none" fo:font-weight="normal" officeooo:rsid="006294d3" style:font-name-asian="OpenSymbol" style:font-size-asian="10pt" style:font-style-asian="normal" style:font-weight-asian="normal" style:font-name-complex="OpenSymbol" style:font-size-complex="10pt" style:font-style-complex="normal" style:font-weight-complex="normal"/>
    </style:style>
    <style:style style:name="T23" style:family="text">
      <style:text-properties style:text-position="0% 100%" style:text-underline-style="none" fo:font-weight="normal" officeooo:rsid="0066b5f8" style:font-name-asian="OpenSymbol" style:font-size-asian="10pt" style:font-style-asian="normal" style:font-weight-asian="normal" style:font-name-complex="OpenSymbol" style:font-size-complex="10pt" style:font-style-complex="normal" style:font-weight-complex="normal"/>
    </style:style>
    <style:style style:name="T24" style:family="text">
      <style:text-properties style:text-position="0% 100%" style:text-underline-style="none" fo:font-weight="normal" officeooo:rsid="00716940" style:font-name-asian="OpenSymbol" style:font-size-asian="10pt" style:font-style-asian="normal" style:font-weight-asian="normal" style:font-name-complex="OpenSymbol" style:font-size-complex="10pt" style:font-style-complex="normal" style:font-weight-complex="normal"/>
    </style:style>
    <style:style style:name="T25" style:family="text">
      <style:text-properties style:text-position="0% 100%" fo:font-size="10pt" style:text-underline-style="none" fo:font-weight="normal" officeooo:rsid="0061794e" style:font-name-asian="OpenSymbol" style:font-size-asian="10pt" style:font-style-asian="normal" style:font-weight-asian="normal" style:font-name-complex="OpenSymbol" style:font-size-complex="10pt" style:font-style-complex="normal" style:font-weight-complex="normal"/>
    </style:style>
    <style:style style:name="T26" style:family="text">
      <style:text-properties style:text-position="0% 100%" fo:font-size="10pt" style:text-underline-style="none" fo:font-weight="normal" officeooo:rsid="00425cb8"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font-size="10pt" officeooo:rsid="005fe358" style:font-size-asian="10pt" style:font-size-complex="10pt"/>
    </style:style>
    <style:style style:name="T29" style:family="text">
      <style:text-properties fo:font-size="10pt" officeooo:rsid="0069809b" style:font-size-asian="10pt" style:font-size-complex="10pt"/>
    </style:style>
    <style:style style:name="T30" style:family="text">
      <style:text-properties fo:font-size="10pt" officeooo:rsid="00653cda" style:font-size-asian="10pt" style:font-size-complex="10pt"/>
    </style:style>
    <style:style style:name="T31" style:family="text">
      <style:text-properties fo:color="#000000" fo:font-weight="normal" officeooo:rsid="006e73af" style:font-weight-asian="normal" style:font-weight-complex="normal"/>
    </style:style>
    <style:style style:name="T32" style:family="text">
      <style:text-properties fo:color="#000000" fo:font-weight="normal" officeooo:rsid="00716940" style:font-weight-asian="normal" style:font-weight-complex="normal"/>
    </style:style>
    <style:style style:name="T33" style:family="text">
      <style:text-properties fo:color="#000000" style:font-name="Bitstream Vera Sans2" fo:font-size="10pt" fo:font-style="normal" fo:font-weight="normal" officeooo:rsid="006294d3" style:font-size-asian="10pt" style:font-size-complex="10pt"/>
    </style:style>
    <style:style style:name="T34" style:family="text">
      <style:text-properties fo:color="#000000" style:font-name="Bitstream Vera Sans2" fo:font-size="10pt" fo:font-style="normal" fo:font-weight="normal" officeooo:rsid="00647498" style:font-size-asian="10pt" style:font-size-complex="10pt"/>
    </style:style>
    <style:style style:name="T35" style:family="text">
      <style:text-properties fo:color="#000000" style:font-name="Bitstream Vera Sans2" fo:font-size="10pt" fo:font-style="normal" fo:font-weight="normal" officeooo:rsid="006af261" style:font-size-asian="10pt" style:font-size-complex="10pt"/>
    </style:style>
    <style:style style:name="T36" style:family="text">
      <style:text-properties fo:color="#000000" style:text-position="0% 100%" style:font-name="Bitstream Vera Sans4" fo:font-size="10pt" fo:font-style="normal" style:text-underline-style="none" fo:font-weight="normal" officeooo:rsid="0061794e" style:font-name-asian="OpenSymbol" style:font-size-asian="10pt" style:font-style-asian="normal" style:font-weight-asian="normal" style:font-name-complex="OpenSymbol" style:font-size-complex="10pt" style:font-style-complex="normal" style:font-weight-complex="normal"/>
    </style:style>
    <style:style style:name="T37" style:family="text">
      <style:text-properties fo:color="#000000" style:text-position="0% 100%" style:font-name="Bitstream Vera Sans4" fo:font-size="10pt" fo:font-style="normal" style:text-underline-style="none" fo:font-weight="normal" officeooo:rsid="006294d3" style:font-name-asian="OpenSymbol" style:font-size-asian="10pt" style:font-style-asian="normal" style:font-weight-asian="normal" style:font-name-complex="OpenSymbol" style:font-size-complex="10pt" style:font-style-complex="normal" style:font-weight-complex="normal"/>
    </style:style>
    <style:style style:name="T38" style:family="text">
      <style:text-properties fo:color="#000000" style:text-position="0% 100%" style:font-name="Bitstream Vera Sans4" fo:font-size="10pt" fo:font-style="normal" style:text-underline-style="none" fo:font-weight="normal" officeooo:rsid="00647498" style:font-name-asian="OpenSymbol" style:font-size-asian="10pt" style:font-style-asian="normal" style:font-weight-asian="normal" style:font-name-complex="OpenSymbol" style:font-size-complex="10pt" style:font-style-complex="normal" style:font-weight-complex="normal"/>
    </style:style>
    <style:style style:name="T39" style:family="text">
      <style:text-properties fo:color="#000000" style:text-position="0% 100%" style:font-name="Bitstream Vera Sans4" fo:font-size="10pt" fo:font-style="normal" style:text-underline-style="none" fo:font-weight="normal" officeooo:rsid="0068297a" style:font-name-asian="OpenSymbol" style:font-size-asian="10pt" style:font-style-asian="normal" style:font-weight-asian="normal" style:font-name-complex="OpenSymbol" style:font-size-complex="10pt" style:font-style-complex="normal" style:font-weight-complex="normal"/>
    </style:style>
    <style:style style:name="T40" style:family="text">
      <style:text-properties fo:color="#000000" style:text-position="0% 100%" style:font-name="Bitstream Vera Sans4" fo:font-size="10pt" fo:font-style="normal" style:text-underline-style="none" fo:font-weight="normal" officeooo:rsid="006af261" style:font-name-asian="OpenSymbol" style:font-size-asian="10pt" style:font-style-asian="normal" style:font-weight-asian="normal" style:font-name-complex="OpenSymbol" style:font-size-complex="10pt" style:font-style-complex="normal" style:font-weight-complex="normal"/>
    </style:style>
    <style:style style:name="T41" style:family="text">
      <style:text-properties fo:color="#000000" style:text-position="0% 100%" style:font-name="Bitstream Vera Sans4" fo:font-size="10pt" fo:font-style="normal" style:text-underline-style="none" fo:font-weight="normal" officeooo:rsid="006f1e53" style:font-name-asian="OpenSymbol" style:font-size-asian="10pt" style:font-style-asian="normal" style:font-weight-asian="normal" style:font-name-complex="OpenSymbol" style:font-size-complex="10pt" style:font-style-complex="normal" style:font-weight-complex="normal"/>
    </style:style>
    <style:style style:name="T42" style:family="text">
      <style:text-properties fo:color="#000000" style:text-position="0% 100%" style:font-name="Bitstream Vera Sans4" fo:font-size="10pt" fo:font-style="normal" style:text-underline-style="none" fo:font-weight="normal" officeooo:rsid="007078e5" style:font-name-asian="OpenSymbol" style:font-size-asian="10pt" style:font-style-asian="normal" style:font-weight-asian="normal" style:font-name-complex="OpenSymbol" style:font-size-complex="10pt" style:font-style-complex="normal" style:font-weight-complex="normal"/>
    </style:style>
    <style:style style:name="T43" style:family="text">
      <style:text-properties fo:color="#000000" style:text-position="0% 100%" style:font-name="Bitstream Vera Sans4" fo:font-size="10pt" fo:font-style="normal" style:text-underline-style="none" fo:font-weight="normal" officeooo:rsid="0064749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4" style:family="text">
      <style:text-properties fo:color="#000000" style:text-position="0% 100%" style:font-name="Bitstream Vera Sans4" fo:font-size="10pt" fo:font-style="normal" style:text-underline-style="none" fo:font-weight="normal" officeooo:rsid="0068297a"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5" style:family="text">
      <style:text-properties fo:color="#000000" style:text-position="0% 100%" style:font-name="Bitstream Vera Sans4" fo:font-size="10pt" fo:font-style="normal" style:text-underline-style="none" fo:font-weight="normal" officeooo:rsid="006af26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6" style:family="text">
      <style:text-properties fo:color="#000000" style:text-position="0% 100%" style:font-name="Bitstream Vera Sans4" fo:font-size="10pt" fo:font-style="normal" style:text-underline-style="none" fo:font-weight="normal" officeooo:rsid="006f1e53"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7" style:family="text">
      <style:text-properties fo:color="#000000" style:text-position="0% 100%" style:font-name="Bitstream Vera Sans4" fo:font-size="10pt" fo:font-style="normal" style:text-underline-style="none" fo:font-weight="normal" officeooo:rsid="00716940"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8" style:family="text">
      <style:text-properties fo:color="#000000" style:text-position="0% 100%" style:font-name="Bitstream Vera Sans4" fo:font-size="10pt" fo:font-style="normal" style:text-underline-style="none" fo:font-weight="normal" officeooo:rsid="0071a753"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9" style:family="text">
      <style:text-properties fo:color="#000000" style:text-position="0% 100%" style:text-underline-style="none" fo:font-weight="normal" officeooo:rsid="006294d3" style:font-name-asian="OpenSymbol" style:font-size-asian="10pt" style:font-style-asian="normal" style:font-weight-asian="normal" style:font-name-complex="OpenSymbol" style:font-size-complex="10pt" style:font-style-complex="normal" style:font-weight-complex="normal"/>
    </style:style>
    <style:style style:name="T50" style:family="text">
      <style:text-properties fo:color="#000000" style:text-position="0% 100%" style:font-name="Bitstream Vera Sans2" fo:font-size="10pt" fo:font-style="normal" fo:font-weight="normal" officeooo:rsid="0068297a" fo:background-color="transparent" loext:char-shading-value="0" style:font-name-asian="OpenSymbol" style:font-size-asian="10pt" style:font-style-asian="normal" style:font-name-complex="OpenSymbol" style:font-size-complex="10pt" style:font-style-complex="normal"/>
    </style:style>
    <style:style style:name="T51" style:family="text">
      <style:text-properties fo:color="#000000" style:text-position="0% 100%" style:font-name="Bitstream Vera Sans2" fo:font-size="10pt" fo:font-style="normal" fo:font-weight="normal" officeooo:rsid="006af261" fo:background-color="transparent" loext:char-shading-value="0" style:font-name-asian="OpenSymbol" style:font-size-asian="10pt" style:font-style-asian="normal" style:font-name-complex="OpenSymbol" style:font-size-complex="10pt" style:font-style-complex="normal"/>
    </style:style>
    <style:style style:name="T52" style:family="text">
      <style:text-properties fo:color="#000000" style:text-position="0% 100%" fo:font-size="10pt" officeooo:rsid="0068297a" style:font-name-asian="OpenSymbol" style:font-size-asian="10pt" style:font-style-asian="normal" style:font-name-complex="OpenSymbol" style:font-size-complex="10pt" style:font-style-complex="normal"/>
    </style:style>
    <style:style style:name="T53" style:family="text">
      <style:text-properties fo:color="#000000" style:text-position="super 58%" style:font-name="Bitstream Vera Sans4" fo:font-size="10pt" fo:font-style="normal" style:text-underline-style="none" fo:font-weight="normal" officeooo:rsid="006af261" style:font-name-asian="OpenSymbol" style:font-size-asian="10pt" style:font-style-asian="normal" style:font-weight-asian="normal" style:font-name-complex="OpenSymbol" style:font-size-complex="10pt" style:font-style-complex="normal" style:font-weight-complex="normal"/>
    </style:style>
    <style:style style:name="T54" style:family="text">
      <style:text-properties fo:color="#000000" style:text-position="super 58%" style:font-name="Bitstream Vera Sans4" fo:font-size="10pt" fo:font-style="normal" style:text-underline-style="none" fo:font-weight="normal" officeooo:rsid="006af26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55" style:family="text">
      <style:text-properties style:use-window-font-color="true" style:text-position="0% 100%" style:font-name="Bitstream Vera Sans4" fo:font-size="10pt" fo:font-style="normal" style:text-underline-style="none" fo:font-weight="normal" officeooo:rsid="00653cda" style:font-name-asian="OpenSymbol" style:font-size-asian="10pt" style:font-style-asian="normal" style:font-weight-asian="normal" style:font-name-complex="OpenSymbol" style:font-size-complex="10pt" style:font-style-complex="normal" style:font-weight-complex="normal"/>
    </style:style>
    <style:style style:name="T56" style:family="text">
      <style:text-properties style:use-window-font-color="true" style:text-position="0% 100%" style:font-name="Bitstream Vera Sans4" fo:font-size="10pt" fo:font-style="normal" style:text-underline-style="none" fo:font-weight="normal" officeooo:rsid="0066b5f8" style:font-name-asian="OpenSymbol" style:font-size-asian="10pt" style:font-style-asian="normal" style:font-weight-asian="normal" style:font-name-complex="OpenSymbol" style:font-size-complex="10pt" style:font-style-complex="normal" style:font-weight-complex="normal"/>
    </style:style>
    <style:style style:name="T57" style:family="text">
      <style:text-properties fo:color="#c9211e" fo:font-size="10pt" fo:font-weight="bold" officeooo:rsid="005fe358" style:font-size-asian="10pt" style:font-weight-asian="bold" style:font-size-complex="10pt" style:font-weight-complex="bold"/>
    </style:style>
    <style:style style:name="T58" style:family="text">
      <style:text-properties fo:color="#c9211e" fo:font-size="10pt" fo:font-weight="bold" officeooo:rsid="0069809b" style:font-size-asian="10pt" style:font-weight-asian="bold" style:font-size-complex="10pt" style:font-weight-complex="bold"/>
    </style:style>
    <style:style style:name="T59" style:family="text">
      <style:text-properties fo:color="#c9211e" style:text-position="0% 100%" style:font-name="Bitstream Vera Sans4" fo:font-size="10pt" fo:font-style="normal" style:text-underline-style="none" fo:font-weight="bold" officeooo:rsid="0061794e" style:font-name-asian="OpenSymbol" style:font-size-asian="10pt" style:font-style-asian="normal" style:font-weight-asian="bold" style:font-name-complex="OpenSymbol" style:font-size-complex="10pt" style:font-style-complex="normal" style:font-weight-complex="bold"/>
    </style:style>
    <style:style style:name="T60" style:family="text">
      <style:text-properties fo:color="#c9211e" style:text-position="0% 100%" fo:font-size="10pt" style:text-underline-style="none" fo:font-weight="bold" officeooo:rsid="0061794e" style:font-name-asian="OpenSymbol" style:font-size-asian="10pt" style:font-style-asian="normal" style:font-weight-asian="bold" style:font-name-complex="OpenSymbol" style:font-size-complex="10pt" style:font-style-complex="normal" style:font-weight-complex="bold"/>
    </style:style>
    <style:style style:name="T61" style:family="text">
      <style:text-properties fo:color="#c9211e" fo:font-weight="bold" officeooo:rsid="00617aff" style:font-weight-asian="bold" style:font-weight-complex="bold"/>
    </style:style>
    <style:style style:name="T62" style:family="text">
      <style:text-properties fo:color="#c9211e" fo:font-weight="bold" officeooo:rsid="006294d3" style:font-weight-asian="bold" style:font-weight-complex="bold"/>
    </style:style>
    <style:style style:name="T63" style:family="text">
      <style:text-properties fo:color="#c9211e" fo:font-weight="bold" officeooo:rsid="0069809b" style:font-weight-asian="bold" style:font-weight-complex="bold"/>
    </style:style>
    <style:style style:name="T64" style:family="text">
      <style:text-properties fo:color="#c9211e" fo:font-weight="normal" officeooo:rsid="006294d3" style:font-weight-asian="normal" style:font-weight-complex="normal"/>
    </style:style>
    <style:style style:name="T65" style:family="text">
      <style:text-properties fo:color="#999999" style:text-position="0% 100%" style:font-name="Bitstream Vera Sans4"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66" style:family="text">
      <style:text-properties fo:color="#999999" style:text-position="0% 100%" style:font-name="Bitstream Vera Sans4" fo:font-size="10pt" fo:font-style="normal" style:text-underline-style="none" fo:font-weight="normal" officeooo:rsid="0061794e" style:font-name-asian="OpenSymbol" style:font-size-asian="10pt" style:font-style-asian="normal" style:font-weight-asian="normal" style:font-name-complex="OpenSymbol" style:font-size-complex="10pt" style:font-style-complex="normal" style:font-weight-complex="normal"/>
    </style:style>
    <style:style style:name="T67" style:family="text">
      <style:text-properties fo:color="#999999" style:text-position="0% 100%" style:font-name="Bitstream Vera Sans4" fo:font-size="10pt" fo:font-style="normal" style:text-underline-style="none" fo:font-weight="normal" officeooo:rsid="00647498" style:font-name-asian="OpenSymbol" style:font-size-asian="10pt" style:font-style-asian="normal" style:font-weight-asian="normal" style:font-name-complex="OpenSymbol" style:font-size-complex="10pt" style:font-style-complex="normal" style:font-weight-complex="normal"/>
    </style:style>
    <style:style style:name="T68" style:family="text">
      <style:text-properties fo:color="#999999" style:text-position="0% 100%" style:font-name="Bitstream Vera Sans4" fo:font-size="10pt" fo:font-style="normal" style:text-underline-style="none" fo:font-weight="normal" officeooo:rsid="005fe358" style:font-name-asian="OpenSymbol" style:font-size-asian="10pt" style:font-style-asian="normal" style:font-weight-asian="normal" style:font-name-complex="OpenSymbol" style:font-size-complex="10pt" style:font-style-complex="normal" style:font-weight-complex="normal"/>
    </style:style>
    <style:style style:name="T69" style:family="text">
      <style:text-properties officeooo:rsid="00647498"/>
    </style:style>
    <style:style style:name="T70" style:family="text">
      <style:text-properties officeooo:rsid="00653cda"/>
    </style:style>
    <style:style style:name="T71" style:family="text">
      <style:text-properties officeooo:rsid="0068297a"/>
    </style:style>
    <style:style style:name="T72" style:family="text">
      <style:text-properties style:text-underline-style="none" fo:font-weight="normal" officeooo:rsid="00647498" style:font-weight-asian="normal" style:font-weight-complex="normal"/>
    </style:style>
    <style:style style:name="T73" style:family="text">
      <style:text-properties style:text-underline-style="none" fo:font-weight="normal" officeooo:rsid="00716940" style:font-weight-asian="normal" style:font-weight-complex="normal"/>
    </style:style>
    <style:style style:name="T74" style:family="text">
      <style:text-properties officeooo:rsid="00700972"/>
    </style:style>
    <style:style style:name="T75" style:family="text">
      <style:text-properties officeooo:rsid="00700972" style:font-weight-asian="normal" style:font-weight-complex="normal"/>
    </style:style>
    <style:style style:name="T76" style:family="text">
      <style:text-properties fo:font-weight="normal" officeooo:rsid="00647498" style:font-weight-asian="normal" style:font-weight-complex="normal"/>
    </style:style>
    <style:style style:name="T77" style:family="text">
      <style:text-properties fo:font-weight="normal" officeooo:rsid="00700972" style:font-weight-asian="normal" style:font-weight-complex="normal"/>
    </style:style>
    <style:style style:name="T78" style:family="text">
      <style:text-properties fo:font-weight="normal" officeooo:rsid="0068297a" style:font-weight-asian="normal" style:font-weight-complex="normal"/>
    </style:style>
    <style:style style:name="T79" style:family="text">
      <style:text-properties fo:letter-spacing="-0.014cm" officeooo:rsid="00647498"/>
    </style:style>
    <style:style style:name="T80"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number text:level="1" text:style-name="Bold_5f_niv3" style:num-suffix="." style:num-format="a">
        <style:list-level-properties text:list-level-position-and-space-mode="label-alignment">
          <style:list-level-label-alignment text:label-followed-by="space" fo:text-indent="-0.8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Bold_5f_niv3"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82171362" text:style-name="Num_5f_Exo">
        <text:list-item>
          <text:h text:style-name="P27" text:outline-level="1"><text:soft-page-break/><text:span text:style-name="T64"> </text:span><text:span text:style-name="T62">Avec des durées</text:span></text:h>
          <text:h text:style-name="P28" text:outline-level="1">Complète.</text:h>
        </text:list-item>
      </text:list>
      <text:list xml:id="list1802227472" text:style-name="L1">
        <text:list-item>
          <text:p text:style-name="P52"><text:span text:style-name="T33">7,6 h</text:span><text:span text:style-name="T13"> </text:span><text:span text:style-name="_5f_Symbole"><text:span text:style-name="T26">=</text:span></text:span><text:span text:style-name="T36"> </text:span><text:span text:style-name="_5f_pointillés_20_gris"><text:span text:style-name="T21">…………………</text:span></text:span><text:span text:style-name="_5f_pointillés_20_gris"><text:span text:style-name="T49">h</text:span></text:span><text:span text:style-name="_5f_pointillés_20_gris"><text:span text:style-name="T22"> </text:span></text:span><text:span text:style-name="_5f_pointillés_20_gris"><text:span text:style-name="T21">……………………</text:span></text:span><text:span text:style-name="T13"> m</text:span><text:span text:style-name="T16">in</text:span></text:p>
        </text:list-item>
        <text:list-item>
          <text:p text:style-name="P53"><text:span text:style-name="T34">0,6 h</text:span><text:span text:style-name="T13"> </text:span><text:span text:style-name="_5f_Symbole"><text:span text:style-name="T26">=</text:span></text:span><text:span text:style-name="T36"> </text:span><text:span text:style-name="_5f_pointillés_20_gris"><text:span text:style-name="T21">…………………</text:span></text:span><text:span text:style-name="_5f_pointillés_20_gris"><text:span text:style-name="T49">h</text:span></text:span><text:span text:style-name="_5f_pointillés_20_gris"><text:span text:style-name="T22"> </text:span></text:span><text:span text:style-name="_5f_pointillés_20_gris"><text:span text:style-name="T21">……………………</text:span></text:span><text:span text:style-name="T37"> min</text:span></text:p>
        </text:list-item>
        <text:list-item>
          <text:p text:style-name="P53"><text:span text:style-name="T38">34,75 min</text:span><text:span text:style-name="T13"> </text:span><text:span text:style-name="_5f_Symbole"><text:span text:style-name="T26">=</text:span></text:span><text:span text:style-name="T15"> </text:span><text:span text:style-name="T66">…………… </text:span><text:span text:style-name="T38">min</text:span><text:span text:style-name="T67"> </text:span><text:span text:style-name="T66">………………...</text:span><text:span text:style-name="T68"> </text:span><text:span text:style-name="T17">s</text:span></text:p>
        </text:list-item>
        <text:list-item>
          <text:p text:style-name="P53"><text:span text:style-name="_5f_pointillés_20_gris"><text:span text:style-name="T43">1,14 min</text:span></text:span><text:span text:style-name="_5f_pointillés_20_gris"><text:span text:style-name="T16"> </text:span></text:span><text:span text:style-name="_5f_Symbole"><text:span text:style-name="T26">=</text:span></text:span><text:span text:style-name="_5f_pointillés_20_gris"><text:span text:style-name="T15"> </text:span></text:span><text:span text:style-name="_5f_pointillés_20_gris"><text:span text:style-name="T66">………..…… </text:span></text:span><text:span text:style-name="_5f_pointillés_20_gris"><text:span text:style-name="T43">min</text:span></text:span><text:span text:style-name="_5f_pointillés_20_gris"><text:span text:style-name="T67"> </text:span></text:span><text:span text:style-name="_5f_pointillés_20_gris"><text:span text:style-name="T66">………………...</text:span></text:span><text:span text:style-name="_5f_pointillés_20_gris"><text:span text:style-name="T68"> </text:span></text:span><text:span text:style-name="_5f_pointillés_20_gris"><text:span text:style-name="T43">s</text:span></text:span></text:p>
        </text:list-item>
      </text:list>
      <text:section text:style-name="Sect1" text:name="Section1">
        <text:list xml:id="list163435316501598" text:continue-numbering="true" text:style-name="L1">
          <text:list-item>
            <text:p text:style-name="P55"><text:span text:style-name="_5f_pointillés_20_gris"><text:span text:style-name="T41">45</text:span></text:span><text:span text:style-name="_5f_pointillés_20_gris"><text:span text:style-name="T43"> </text:span></text:span><text:span text:style-name="_5f_pointillés_20_gris"><text:span text:style-name="T41">min </text:span></text:span><text:span text:style-name="_5f_Symbole"><text:span text:style-name="T26">=</text:span></text:span><text:span text:style-name="_5f_pointillés_20_gris"><text:span text:style-name="T41"> </text:span></text:span><text:span text:style-name="_5f_pointillés_20_gris"><text:span text:style-name="T21"><text:tab/></text:span></text:span><text:span text:style-name="_5f_pointillés_20_gris"><text:span text:style-name="T41"> h</text:span></text:span></text:p>
          </text:list-item>
          <text:list-item>
            <text:p text:style-name="P54"><text:span text:style-name="_5f_pointillés_20_gris"><text:span text:style-name="T41">2</text:span></text:span><text:span text:style-name="_5f_pointillés_20_gris"><text:span text:style-name="T43"> </text:span></text:span><text:span text:style-name="_5f_pointillés_20_gris"><text:span text:style-name="T46">h</text:span></text:span><text:span text:style-name="_5f_pointillés_20_gris"><text:span text:style-name="T43"> </text:span></text:span><text:span text:style-name="_5f_pointillés_20_gris"><text:span text:style-name="T46">30</text:span></text:span><text:span text:style-name="_5f_pointillés_20_gris"><text:span text:style-name="T43"> </text:span></text:span><text:span text:style-name="_5f_pointillés_20_gris"><text:span text:style-name="T46">min </text:span></text:span><text:span text:style-name="_5f_Symbole"><text:span text:style-name="T26">=</text:span></text:span><text:span text:style-name="_5f_pointillés_20_gris"><text:span text:style-name="T46"> </text:span></text:span><text:span text:style-name="_5f_pointillés_20_gris"><text:span text:style-name="T21"><text:tab/></text:span></text:span><text:span text:style-name="_5f_pointillés_20_gris"><text:span text:style-name="T41"> h</text:span></text:span></text:p>
          </text:list-item>
          <text:list-item>
            <text:p text:style-name="P54"><text:span text:style-name="_5f_pointillés_20_gris"><text:span text:style-name="T43">4 </text:span></text:span><text:span text:style-name="_5f_pointillés_20_gris"><text:span text:style-name="T46">min</text:span></text:span><text:span text:style-name="_5f_pointillés_20_gris"><text:span text:style-name="T43"> </text:span></text:span><text:span text:style-name="_5f_pointillés_20_gris"><text:span text:style-name="T46">20</text:span></text:span><text:span text:style-name="_5f_pointillés_20_gris"><text:span text:style-name="T43"> </text:span></text:span><text:span text:style-name="_5f_pointillés_20_gris"><text:span text:style-name="T46">s </text:span></text:span><text:span text:style-name="_5f_Symbole"><text:span text:style-name="T26">=</text:span></text:span><text:span text:style-name="_5f_pointillés_20_gris"><text:span text:style-name="T46"> </text:span></text:span><text:span text:style-name="_5f_pointillés_20_gris"><text:span text:style-name="T21"><text:tab/></text:span></text:span><text:span text:style-name="_5f_pointillés_20_gris"><text:span text:style-name="T41"> min</text:span></text:span></text:p>
          </text:list-item>
          <text:list-item>
            <text:p text:style-name="P54"><text:span text:style-name="_5f_pointillés_20_gris"><text:span text:style-name="T43">9</text:span></text:span><text:span text:style-name="_5f_pointillés_20_gris"><text:span text:style-name="T46">6</text:span></text:span><text:span text:style-name="_5f_pointillés_20_gris"><text:span text:style-name="T43"> </text:span></text:span><text:span text:style-name="_5f_pointillés_20_gris"><text:span text:style-name="T46">s </text:span></text:span><text:span text:style-name="_5f_Symbole"><text:span text:style-name="T26">=</text:span></text:span><text:span text:style-name="_5f_pointillés_20_gris"><text:span text:style-name="T46"> </text:span></text:span><text:span text:style-name="_5f_pointillés_20_gris"><text:span text:style-name="T21"><text:tab/></text:span></text:span><text:span text:style-name="_5f_pointillés_20_gris"><text:span text:style-name="T41"> min</text:span></text:span></text:p>
          </text:list-item>
        </text:list>
      </text:section>
      <text:list xml:id="list163435005622348" text:continue-list="list1382171362" text:style-name="Num_5f_Exo">
        <text:list-item>
          <text:h text:style-name="P32" text:outline-level="1"><text:span text:style-name="Bold_5f_niv3"><text:span text:style-name="T76"> </text:span></text:span><text:span text:style-name="Bold_5f_niv3"><text:span text:style-name="T69">Avec d</text:span></text:span><text:span text:style-name="Bold_5f_niv3">es vitesse</text:span><text:span text:style-name="Bold_5f_niv3"><text:span text:style-name="T69">s</text:span></text:span></text:h>
          <text:h text:style-name="P29" text:outline-level="1"><text:span text:style-name="Bold_5f_niv3"><text:span text:style-name="T32">Un véhicule roulant à 10</text:span></text:span><text:span text:style-name="_5f_pointillés_20_gris"><text:span text:style-name="T43"> </text:span></text:span><text:span text:style-name="Bold_5f_niv3"><text:span text:style-name="T32">m/s doit conserver une distance de sécurité de 20</text:span></text:span><text:span text:style-name="_5f_pointillés_20_gris"><text:span text:style-name="T43"> </text:span></text:span><text:span text:style-name="Bold_5f_niv3"><text:span text:style-name="T32">m avec le véhicule qui le précède. Quelle est la distance de sécurité à 130</text:span></text:span><text:span text:style-name="_5f_pointillés_20_gris"><text:span text:style-name="T43"> </text:span></text:span><text:span text:style-name="_5f_pointillés_20_gris"><text:span text:style-name="T47">km/h ? </text:span></text:span><text:span text:style-name="_5f_pointillés_20_gris"><text:span text:style-name="T48">à 50 km/h ?</text:span></text:span></text:h>
          <text:p text:style-name="P44"><text:span text:style-name="_5f_pointillés_20_gris"><text:tab/></text:span></text:p>
          <text:p text:style-name="P44"><text:span text:style-name="_5f_pointillés_20_gris"><text:span text:style-name="T69"><text:tab/></text:span></text:span></text:p>
          <text:p text:style-name="P44"><text:span text:style-name="_5f_pointillés_20_gris"><text:span text:style-name="T73"><text:tab/></text:span></text:span></text:p>
          <text:p text:style-name="P44"><text:span text:style-name="_5f_pointillés_20_gris"><text:span text:style-name="T69"><text:tab/></text:span></text:span></text:p>
          <text:p text:style-name="P44"><text:span text:style-name="_5f_pointillés_20_gris"><text:span text:style-name="T73"><text:tab/></text:span></text:span></text:p>
        </text:list-item>
        <text:list-item>
          <text:h text:style-name="P34" text:outline-level="1"><text:span text:style-name="Bold_5f_niv3"><text:span text:style-name="T31"> Convertis dans l’unité demandée.</text:span></text:span></text:h>
        </text:list-item>
      </text:list>
      <text:list xml:id="list3289254699" text:style-name="L2">
        <text:list-item>
          <text:p text:style-name="P56"><text:span text:style-name="T27">130 </text:span><text:span text:style-name="T13">km/h </text:span><text:span text:style-name="_5f_Symbole"><text:span text:style-name="T26">=</text:span></text:span><text:span text:style-name="T36"> </text:span><text:span text:style-name="_5f_pointillés_20_gris"><text:span text:style-name="T24"><text:tab/></text:span></text:span><text:span text:style-name="T13"> m/s</text:span></text:p>
        </text:list-item>
        <text:list-item>
          <text:p text:style-name="P57"><text:span text:style-name="T27">99</text:span><text:span text:style-name="T13"> km/h </text:span><text:span text:style-name="_5f_Symbole"><text:span text:style-name="T26">=</text:span></text:span><text:span text:style-name="T15"> </text:span><text:span text:style-name="_5f_pointillés_20_gris"><text:span text:style-name="T24"><text:tab/></text:span></text:span><text:span text:style-name="T13"> m/s</text:span></text:p>
        </text:list-item>
        <text:list-item>
          <text:p text:style-name="P57"><text:span text:style-name="T27">17,3 </text:span><text:span text:style-name="T13">m/s </text:span><text:span text:style-name="_5f_Symbole"><text:span text:style-name="T26">=</text:span></text:span><text:span text:style-name="T36"> </text:span><text:span text:style-name="_5f_pointillés_20_gris"><text:span text:style-name="T24"><text:tab/></text:span></text:span><text:span text:style-name="T13"> km/h</text:span></text:p>
        </text:list-item>
        <text:list-item>
          <text:p text:style-name="P57"><text:span text:style-name="T13">3,5 m/s </text:span><text:span text:style-name="_5f_Symbole"><text:span text:style-name="T26">=</text:span></text:span><text:span text:style-name="T15"> </text:span><text:span text:style-name="_5f_pointillés_20_gris"><text:span text:style-name="T24"><text:tab/></text:span></text:span><text:span text:style-name="T65"> </text:span><text:span text:style-name="T13">km/</text:span><text:span text:style-name="T14">h</text:span></text:p>
        </text:list-item>
        <text:list-item>
          <text:p text:style-name="P57"><text:span text:style-name="T27">600 </text:span><text:span text:style-name="T13">m/s </text:span><text:span text:style-name="_5f_Symbole"><text:span text:style-name="T26">=</text:span></text:span><text:span text:style-name="T15"> </text:span><text:span text:style-name="_5f_pointillés_20_gris"><text:span text:style-name="T24"><text:tab/></text:span></text:span><text:span text:style-name="T65"> </text:span><text:span text:style-name="T13">km/min</text:span></text:p>
        </text:list-item>
      </text:list>
      <text:list xml:id="list163436347024298" text:continue-list="list163435005622348" text:style-name="Num_5f_Exo">
        <text:list-item>
          <text:h text:style-name="P33" text:outline-level="1"> <text:span text:style-name="T79">Classe dans l’ordre croissant les vitesses suivantes :</text:span></text:h>
          <text:h text:style-name="P35" text:outline-level="1">74<text:span text:style-name="T27"> </text:span>km/h ; <text:span text:style-name="T70">20,61 m/s ; 1 235,05</text:span><text:span text:style-name="T30"> </text:span><text:span text:style-name="T70">m/min ;</text:span></text:h>
          <text:h text:style-name="P36" text:outline-level="1">2<text:span text:style-name="T27"> </text:span>065,27<text:span text:style-name="T27"> </text:span>cm/s ; 124,6<text:span text:style-name="T27"> </text:span>dam/min.</text:h>
          <text:p text:style-name="P45"><text:span text:style-name="_5f_pointillés_20_gris"><text:tab/></text:span></text:p>
          <text:p text:style-name="P45"><text:span text:style-name="_5f_pointillés_20_gris"><text:span text:style-name="T69"><text:tab/></text:span></text:span></text:p>
          <text:p text:style-name="P45"><text:span text:style-name="_5f_pointillés_20_gris"><text:tab/></text:span></text:p>
          <text:p text:style-name="P45"><text:span text:style-name="_5f_pointillés_20_gris"><text:tab/></text:span></text:p>
          <text:p text:style-name="P45"><text:span text:style-name="_5f_pointillés_20_gris"><text:tab/></text:span></text:p>
        </text:list-item>
        <text:list-item>
          <text:h text:style-name="P37" text:outline-level="1"><text:span text:style-name="Bold_5f_niv3"><text:span text:style-name="T77"> </text:span></text:span><text:span text:style-name="Bold_5f_niv3"><text:span text:style-name="T74">Avec des masses volumiques</text:span></text:span></text:h>
          <text:h text:style-name="P30" text:outline-level="1"><text:span text:style-name="Bold_5f_niv3"><text:span text:style-name="T31">Convertis dans l’unité demandée.</text:span></text:span></text:h>
        </text:list-item>
      </text:list>
      <text:list xml:id="list920801750" text:style-name="liste_5f_abc">
        <text:list-item text:start-value="1">
          <text:p text:style-name="P58"><text:span text:style-name="T13">35,6 g/cm</text:span><text:span text:style-name="T10">3</text:span><text:span text:style-name="T13"> </text:span><text:span text:style-name="_5f_Symbole"><text:span text:style-name="T26">=</text:span></text:span><text:span text:style-name="T15"> </text:span><text:span text:style-name="_5f_pointillés_20_gris"><text:span text:style-name="T24"><text:tab/></text:span></text:span><text:span text:style-name="T65"> </text:span><text:span text:style-name="T13">kg/m</text:span><text:span text:style-name="T10">3</text:span></text:p>
        </text:list-item>
        <text:list-item>
          <text:p text:style-name="P58"><text:span text:style-name="T36">1 345</text:span><text:span text:style-name="T13"> g/cm</text:span><text:span text:style-name="T10">3</text:span><text:span text:style-name="T13"> </text:span><text:span text:style-name="_5f_Symbole"><text:span text:style-name="T26">=</text:span></text:span><text:span text:style-name="T15"> </text:span><text:span text:style-name="_5f_pointillés_20_gris"><text:span text:style-name="T24"><text:tab/></text:span></text:span><text:span text:style-name="T65"> </text:span><text:span text:style-name="T13">kg/m</text:span><text:span text:style-name="T10">3</text:span></text:p>
        </text:list-item>
        <text:list-item>
          <text:p text:style-name="P58"><text:span text:style-name="T13">5 640 kg/m</text:span><text:span text:style-name="T10">3</text:span><text:span text:style-name="T13"> </text:span><text:span text:style-name="_5f_Symbole"><text:span text:style-name="T26">=</text:span></text:span><text:span text:style-name="T15"> </text:span><text:span text:style-name="_5f_pointillés_20_gris"><text:span text:style-name="T24"><text:tab/></text:span></text:span><text:span text:style-name="T15"> </text:span><text:span text:style-name="T13">g/cm</text:span><text:span text:style-name="T10">3</text:span></text:p>
        </text:list-item>
        <text:list-item>
          <text:p text:style-name="P58"><text:span text:style-name="T42">32,05 </text:span><text:span text:style-name="T13">kg/m</text:span><text:span text:style-name="T10">3</text:span><text:span text:style-name="T13"> </text:span><text:span text:style-name="_5f_Symbole"><text:span text:style-name="T26">=</text:span></text:span><text:span text:style-name="T15"> </text:span><text:span text:style-name="_5f_pointillés_20_gris"><text:span text:style-name="T24"><text:tab/></text:span></text:span><text:span text:style-name="T15"> </text:span><text:span text:style-name="T13">g/cm</text:span><text:span text:style-name="T10">3</text:span></text:p>
        </text:list-item>
      </text:list>
      <text:list xml:id="list163435901701362" text:continue-list="list163436347024298" text:style-name="Num_5f_Exo">
        <text:list-item>
          <text:h text:style-name="P38" text:outline-level="1"><text:span text:style-name="T15"> </text:span><text:span text:style-name="T18">Lequel de </text:span><text:span text:style-name="T55">c</text:span><text:span text:style-name="T18">es métaux </text:span><text:span text:style-name="T55">a</text:span><text:span text:style-name="T18"> la plus grande masse volumique ?</text:span></text:h>
          <text:h text:style-name="P30" text:outline-level="1"><text:span text:style-name="T18">F</text:span><text:span text:style-name="T20">er (7,85 g/cm</text:span><text:span text:style-name="T12">3</text:span><text:span text:style-name="T20">) ; </text:span><text:span text:style-name="T56">a</text:span><text:span text:style-name="T20">rgent (10,49 </text:span><text:span text:style-name="T56">k</text:span><text:span text:style-name="T20">g/dm</text:span><text:span text:style-name="T12">3</text:span><text:span text:style-name="T20">) ; </text:span></text:h>
          <text:h text:style-name="P41" text:outline-level="1"><text:span text:style-name="T56">c</text:span><text:span text:style-name="T20">uivre (8 960 </text:span><text:span text:style-name="T56">k</text:span><text:span text:style-name="T20">g/m</text:span><text:span text:style-name="T12">3</text:span><text:span text:style-name="T20">) ; </text:span><text:span text:style-name="T56">p</text:span><text:span text:style-name="T20">lomb (1,14 cg/mm</text:span><text:span text:style-name="T12">3</text:span><text:span text:style-name="T20">).</text:span></text:h>
          <text:list>
            <text:list-header>
              <text:p text:style-name="P43"><text:span text:style-name="_5f_pointillés_20_gris"><text:tab/></text:span></text:p>
            </text:list-header>
          </text:list>
          <text:p text:style-name="P43"><text:span text:style-name="_5f_pointillés_20_gris"><text:tab/></text:span></text:p>
          <text:p text:style-name="P43"><text:span text:style-name="_5f_pointillés_20_gris"><text:tab/></text:span></text:p>
          <text:p text:style-name="P43"><text:span text:style-name="_5f_pointillés_20_gris"><text:tab/></text:span></text:p>
          <text:p text:style-name="P49"><text:span text:style-name="_5f_pointillés_20_gris"><text:span text:style-name="T23"><text:tab/></text:span></text:span></text:p>
        </text:list-item>
        <text:list-item>
          <text:h text:style-name="P39" text:outline-level="1"> <text:span text:style-name="T63">Avec de</text:span><text:span text:style-name="T61">s débits</text:span></text:h>
          <text:h text:style-name="P31" text:outline-level="1"><text:span text:style-name="Bold_5f_niv3"><text:span text:style-name="T31">Convertis dans l’unité demandée.</text:span></text:span></text:h>
        </text:list-item>
      </text:list>
      <text:list xml:id="list163435926113545" text:continue-list="list920801750" text:style-name="liste_5f_abc">
        <text:list-item text:start-value="1">
          <text:p text:style-name="P58"><text:span text:style-name="T35">143</text:span><text:span text:style-name="T27"> </text:span><text:span text:style-name="T40">m</text:span><text:span text:style-name="T53">3</text:span><text:span text:style-name="T13">/h </text:span><text:span text:style-name="_5f_Symbole"><text:span text:style-name="T26">=</text:span></text:span><text:span text:style-name="T36"> </text:span><text:span text:style-name="_5f_pointillés_20_gris"><text:span text:style-name="T24"><text:tab/></text:span></text:span><text:span text:style-name="T13"> </text:span><text:span text:style-name="T19">c</text:span><text:span text:style-name="T13">m</text:span><text:span text:style-name="T11">3</text:span><text:span text:style-name="T13">/s</text:span></text:p>
        </text:list-item>
      </text:list>
      <text:list xml:id="list163436886672018" text:continue-list="list163435901701362" text:style-name="Num_5f_Exo">
        <text:list-header>
          <text:p text:style-name="P59"><text:span text:style-name="T58">b.</text:span><text:span text:style-name="T29"> </text:span><text:span text:style-name="T35">45</text:span><text:span text:style-name="T13"> </text:span><text:span text:style-name="T40">m</text:span><text:span text:style-name="T53">3</text:span><text:span text:style-name="T13">/h </text:span><text:span text:style-name="_5f_Symbole"><text:span text:style-name="T26">=</text:span></text:span><text:span text:style-name="T15"> </text:span><text:span text:style-name="_5f_pointillés_20_gris"><text:span text:style-name="T24"><text:tab/></text:span></text:span><text:span text:style-name="T13"> </text:span><text:span text:style-name="T40">L</text:span><text:span text:style-name="T13">/s</text:span></text:p>
          <text:p text:style-name="P59"><text:span text:style-name="T57">c.</text:span><text:span text:style-name="T28"> </text:span><text:span text:style-name="T35">23,7</text:span><text:span text:style-name="T27"> </text:span><text:span text:style-name="T13">m</text:span><text:span text:style-name="T11">3</text:span><text:span text:style-name="T13">/</text:span><text:span text:style-name="T40">h</text:span><text:span text:style-name="T13"> </text:span><text:span text:style-name="_5f_Symbole"><text:span text:style-name="T26">=</text:span></text:span><text:span text:style-name="T36"> </text:span><text:span text:style-name="_5f_pointillés_20_gris"><text:span text:style-name="T24"><text:tab/></text:span></text:span><text:span text:style-name="T13"> </text:span><text:span text:style-name="T40">L</text:span><text:span text:style-name="T13">/</text:span><text:span text:style-name="T19">s</text:span></text:p>
          <text:p text:style-name="P59"><text:span text:style-name="T59">d.</text:span><text:span text:style-name="T15"> </text:span><text:span text:style-name="T40">2,5</text:span><text:span text:style-name="T13"> </text:span><text:span text:style-name="T40">L</text:span><text:span text:style-name="T13">/s </text:span><text:span text:style-name="_5f_Symbole"><text:span text:style-name="T26">=</text:span></text:span><text:span text:style-name="T15"> </text:span><text:span text:style-name="_5f_pointillés_20_gris"><text:span text:style-name="T24"><text:tab/></text:span></text:span><text:span text:style-name="T65"> </text:span><text:span text:style-name="T40">m</text:span><text:span text:style-name="T53">3</text:span><text:span text:style-name="T13">/</text:span><text:span text:style-name="T14">h</text:span></text:p>
          <text:h text:style-name="P42" text:outline-level="1"><text:span text:style-name="_5f_pointillés_20_gris"><text:span text:style-name="T60">e.</text:span></text:span><text:span text:style-name="_5f_pointillés_20_gris"><text:span text:style-name="T25"> </text:span></text:span><text:span text:style-name="_5f_pointillés_20_gris"><text:span text:style-name="T50">7</text:span></text:span><text:span text:style-name="_5f_pointillés_20_gris"><text:span text:style-name="T51">50</text:span></text:span><text:span text:style-name="_5f_pointillés_20_gris"><text:span text:style-name="T52"> </text:span></text:span><text:span text:style-name="_5f_pointillés_20_gris"><text:span text:style-name="T44">L</text:span></text:span><text:span text:style-name="_5f_pointillés_20_gris"><text:span text:style-name="T39">/s </text:span></text:span><text:span text:style-name="_5f_Symbole"><text:span text:style-name="T26">=</text:span></text:span><text:span text:style-name="_5f_pointillés_20_gris"><text:span text:style-name="T36"> </text:span></text:span><text:span text:style-name="_5f_pointillés_20_gris"><text:span text:style-name="T24"><text:tab/></text:span></text:span><text:span text:style-name="_5f_pointillés_20_gris"><text:span text:style-name="T39"> </text:span></text:span><text:span text:style-name="_5f_pointillés_20_gris"><text:span text:style-name="T44">m</text:span></text:span><text:span text:style-name="_5f_pointillés_20_gris"><text:span text:style-name="T54">3</text:span></text:span><text:span text:style-name="_5f_pointillés_20_gris"><text:span text:style-name="T39">/min</text:span></text:span></text:h>
        </text:list-header>
        <text:list-item>
          <text:h text:style-name="P40" text:outline-level="1"><text:span text:style-name="_5f_pointillés_20_gris"><text:span text:style-name="T40"> La Tamise a un débit de 65,8 m³/s. Quel est son débit en L/h ?</text:span></text:span></text:h>
          <text:p text:style-name="P46"><text:span text:style-name="_5f_pointillés_20_gris"><text:tab/></text:span></text:p>
          <text:p text:style-name="P47"><text:span text:style-name="_5f_pointillés_20_gris"><text:span text:style-name="T72"><text:tab/></text:span></text:span></text:p>
        </text:list-item>
        <text:list-item>
          <text:p text:style-name="P51"><text:span text:style-name="_5f_pointillés_20_gris"><text:span text:style-name="T40"> Une pompe a un débit de 0,195 L/s. Une </text:span></text:span><text:span text:style-name="_5f_pointillés_20_gris"><text:span text:style-name="T45">autre a un débit de 7,2  m³/h. Quelle pompe a le plus grand débit</text:span></text:span><text:span text:style-name="_5f_pointillés_20_gris"><text:span text:style-name="T40"> ?</text:span></text:span></text:p>
          <text:p text:style-name="P46"><text:span text:style-name="_5f_pointillés_20_gris"><text:tab/></text:span></text:p>
          <text:p text:style-name="P47"><text:span text:style-name="_5f_pointillés_20_gris"><text:span text:style-name="T72"><text:tab/></text:span></text:span></text:p>
          <text:p text:style-name="P47"><text:span text:style-name="_5f_pointillés_20_gris"><text:span text:style-name="T72"><text:tab/></text:span></text:span></text:p>
        </text:list-item>
        <text:list-item>
          <text:h text:style-name="P39" text:outline-level="1"><text:span text:style-name="Bold_5f_niv3"><text:span text:style-name="T78"> </text:span></text:span><text:span text:style-name="Bold_5f_niv3"><text:span text:style-name="T71">Avec des </text:span></text:span><text:span text:style-name="Bold_5f_niv3">énergies</text:span></text:h>
        </text:list-item>
      </text:list>
      <text:list xml:id="list163436075636681" text:continue-list="list163435926113545" text:style-name="liste_5f_abc">
        <text:list-header>
          <text:p text:style-name="P60">On suppose qu’une personne a besoin d’environ 19 kWh d’électricité par jour. Une éolienne produit 5GWh d’électricité par an. Cette production est-elle suffisante pour couvrir les besoins annuels de 1 000 personnes ? </text:p>
          <text:p text:style-name="P48"><text:span text:style-name="_5f_pointillés_20_gris"><text:tab/></text:span></text:p>
          <text:p text:style-name="P48"><text:span text:style-name="_5f_pointillés_20_gris"><text:span text:style-name="T69"><text:tab/></text:span></text:span></text:p>
          <text:p text:style-name="P48"><text:span text:style-name="_5f_pointillés_20_gris"><text:tab/></text:span></text:p>
          <text:p text:style-name="P50"><text:span text:style-name="_5f_pointillés_20_gris"><text:span text:style-name="T75"><text:tab/></text:span></text:span></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Puce_5f_enonce3" style:display-name="Puce_enonce3" style:family="text" style:parent-style-name="Puce_5f_enonce2">
      <style:text-properties fo:color="#c74028"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20"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officeooo:paragraph-rsid="0053f0c5"/>
    </style:style>
    <style:style style:name="MP28" style:family="paragraph">
      <loext:graphic-properties draw:fill="solid" draw:fill-color="#7fb241"/>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style:font-name="Bitstream Vera Sans4"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61d22"/>
    </style:style>
    <style:style style:name="MT1" style:family="text">
      <style:text-properties fo:font-variant="small-caps"/>
    </style:style>
    <style:style style:name="M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4" fo:font-size="16pt" fo:font-weight="bold" style:font-size-asian="16pt" style:font-weight-asian="bold" style:font-size-complex="16pt" style:font-weight-complex="bold"/>
    </style:style>
    <style:style style:name="MT6" style:family="text">
      <style:text-properties fo:language="zxx" fo:country="none" officeooo:rsid="0053f0c5" style:language-asian="zxx" style:country-asian="none"/>
    </style:style>
    <style:style style:name="MT7" style:family="text">
      <style:text-properties fo:font-variant="normal" fo:text-transform="none" fo:color="#7fb241" style:font-name="Bitstream Vera Sans4" fo:font-size="16pt" fo:language="zxx" fo:country="none" fo:font-style="normal" fo:text-shadow="none" fo:font-weight="bold" officeooo:rsid="0053f0c5" style:font-size-asian="16pt" style:language-asian="zxx" style:country-asian="none" style:font-style-asian="normal" style:font-size-complex="16pt" style:font-style-complex="normal"/>
    </style:style>
    <style:style style:name="MT8" style:family="text">
      <style:text-properties fo:font-variant="normal" fo:text-transform="none" fo:color="#7fb241" style:font-name="Bitstream Vera Sans4" fo:font-size="16pt" fo:language="zxx" fo:country="none" fo:font-style="normal" fo:text-shadow="none" fo:font-weight="bold" officeooo:rsid="005f8cc2" style:font-size-asian="16pt" style:language-asian="zxx" style:country-asian="none" style:font-style-asian="normal" style:font-size-complex="16pt" style:font-style-complex="normal"/>
    </style:style>
    <style:style style:name="MT9" style:family="text">
      <style:text-properties officeooo:rsid="00546213"/>
    </style:style>
    <style:style style:name="MT10" style:family="text">
      <style:text-properties officeooo:rsid="00261d2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4">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20"/>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1">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0" draw:name="Forme1" draw:style-name="Mgr1" draw:text-style-name="MP28" svg:width="4.329cm" svg:height="2.24cm" svg:x="-1.499cm" svg:y="-1cm" svg:viewBox="0 0 4330 2241" svg:d="M0 2241l3984-288c209-15 363-168 345-342l-170-1611h-4159z"><text:p/></draw:path><draw:frame text:anchor-type="paragraph" draw:z-index="1" draw:name="Forme2" draw:style-name="Mgr2" draw:text-style-name="MP30" svg:width="2.703cm" svg:height="0.715cm" draw:transform="rotate (0.0872664625997165) translate (-0.172861111111111cm 0.218722222222222cm)"><draw:text-box><text:p text:style-name="MP29"><text:span text:style-name="MT5">Série 2</text:span></text:p></draw:text-box></draw:frame><draw:line text:anchor-type="paragraph" draw:z-index="5" draw:name="Forme3" draw:style-name="Mgr3" draw:text-style-name="MP29" svg:x1="18.801cm" svg:y1="0.36cm" svg:x2="28.143cm" svg:y2="0.36cm"><text:p/></draw:line><text:span text:style-name="MT6">Conver</text:span><text:span text:style-name="MT7">t</text:span><text:span text:style-name="MT8">ir des grandeurs</text:span></text:p>
      </style:header>
      <style:footer>
        <text:p text:style-name="MP31"><draw:frame draw:style-name="Mfr1" draw:name="Cadre1" text:anchor-type="paragraph" svg:y="-0.06cm" draw:z-index="2"><draw:text-box fo:min-height="0.499cm" fo:min-width="3cm"><draw:frame draw:style-name="Mfr2" draw:name="Cadre2" text:anchor-type="frame" svg:x="0.45cm" svg:y="0.079cm" svg:width="0.817cm" draw:z-index="3"><draw:text-box fo:min-height="0.355cm"><text:p text:style-name="MP32"><draw:g text:anchor-type="paragraph" draw:z-index="4" draw:name="Forme4" draw:style-name="Mgr4"><draw:path draw:style-name="Mgr5" draw:text-style-name="MP33" svg:width="0.855cm" svg:height="1.172cm" svg:x="-0.03cm" svg:y="-0.194cm" svg:viewBox="0 0 856 1173" svg:d="M856 1173h-856v-991c0-100 79-182 175-182h505c97 0 176 82 176 182z"><text:p/></draw:path></draw:g><text:page-number text:select-page="current">80</text:page-number></text:p></draw:text-box></draw:frame><text:p text:style-name="MP34"><text:span text:style-name="MT9">Grandeurs et mesures</text:span> • <text:span text:style-name="MT10">C</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1T16:34:34.329000000</dc:date>
    <meta:printed-by>Katia Hache</meta:printed-by>
    <meta:print-date>2008-12-06T20:07:18</meta:print-date>
    <meta:editing-cycles>115</meta:editing-cycles>
    <meta:editing-duration>P1DT5H36M</meta:editing-duration>
    <meta:document-statistic meta:table-count="1" meta:image-count="0" meta:object-count="0" meta:page-count="2" meta:paragraph-count="111" meta:word-count="521" meta:character-count="2879" meta:non-whitespace-character-count="1997"/>
    <meta:user-defined meta:name="Info 1"/>
    <meta:user-defined meta:name="Info 2"/>
    <meta:user-defined meta:name="Info 3"/>
    <meta:user-defined meta:name="Info 4"/>
  </office:meta>
</office:document-meta>
</file>